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Accent_20_2">
      <style:table-cell-properties fo:background-color="#b4c7dc" style:vertical-align="middle"/>
      <style:text-properties fo:color="#000000"/>
    </style:style>
    <style:style style:name="ce4" style:family="table-cell" style:parent-style-name="Accent_20_2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7" table:default-cell-style-name="ce3"/>
        <table:table-row table:style-name="ro1">
          <table:table-cell table:style-name="ce1"/>
          <table:table-cell table:style-name="ce4" table:number-columns-repeated="2"/>
          <table:table-cell table:style-name="ce4" office:value-type="string" calcext:value-type="string" table:number-columns-spanned="3" table:number-rows-spanned="1">
            <text:p>Dimensiones totales del caso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Dimensiones del anillo</text:p>
          </table:table-cell>
          <table:covered-table-cell table:number-columns-repeated="2" table:style-name="ce4"/>
        </table:table-row>
        <table:table-row table:style-name="ro2">
          <table:table-cell table:style-name="ce1"/>
          <table:table-cell table:style-name="ce4" office:value-type="string" calcext:value-type="string">
            <text:p>Espacio interior</text:p>
            <text:p>(mm)</text:p>
          </table:table-cell>
          <table:table-cell table:style-name="ce4" office:value-type="string" calcext:value-type="string">
            <text:p>Escala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246.51" calcext:value-type="float">
            <text:p>246,51</text:p>
          </table:table-cell>
          <table:table-cell office:value-type="float" office:value="1" calcext:value-type="float">
            <text:p>1,00</text:p>
          </table:table-cell>
          <table:table-cell table:number-columns-repeated="3"/>
          <table:table-cell office:value-type="float" office:value="192.6" calcext:value-type="float">
            <text:p>192,60</text:p>
          </table:table-cell>
          <table:table-cell office:value-type="float" office:value="5.606" calcext:value-type="float">
            <text:p>5,61</text:p>
          </table:table-cell>
          <table:table-cell office:value-type="float" office:value="254.7" calcext:value-type="float">
            <text:p>254,70</text:p>
          </table:table-cell>
        </table:table-row>
        <table:table-row table:style-name="ro1">
          <table:table-cell office:value-type="string" calcext:value-type="string">
            <text:p>Papá</text:p>
          </table:table-cell>
          <table:table-cell office:value-type="float" office:value="220" calcext:value-type="float">
            <text:p>220,00</text:p>
          </table:table-cell>
          <table:table-cell table:formula="of:=[.B4]/[.B$3]" office:value-type="float" office:value="0.892458723784025" calcext:value-type="float">
            <text:p>0,89</text:p>
          </table:table-cell>
          <table:table-cell table:number-columns-repeated="3"/>
          <table:table-cell table:formula="of:=[.$C4]*[.G$3]" office:value-type="float" office:value="171.887550200803" calcext:value-type="float">
            <text:p>171,89</text:p>
          </table:table-cell>
          <table:table-cell table:formula="of:=[.$C4]*[.H$3]" office:value-type="float" office:value="5.00312360553324" calcext:value-type="float">
            <text:p>5,00</text:p>
          </table:table-cell>
          <table:table-cell table:formula="of:=[.$C4]*[.I$3]" office:value-type="float" office:value="227.309236947791" calcext:value-type="float">
            <text:p>227,31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float" office:value="210" calcext:value-type="float">
            <text:p>210,00</text:p>
          </table:table-cell>
          <table:table-cell table:formula="of:=[.B5]/[.B$3]" office:value-type="float" office:value="0.851892418157478" calcext:value-type="float">
            <text:p>0,85</text:p>
          </table:table-cell>
          <table:table-cell table:number-columns-repeated="3"/>
          <table:table-cell table:formula="of:=[.$C5]*[.G$3]" office:value-type="float" office:value="164.07447973713" calcext:value-type="float">
            <text:p>164,07</text:p>
          </table:table-cell>
          <table:table-cell table:formula="of:=[.$C5]*[.H$3]" office:value-type="float" office:value="4.77570889619082" calcext:value-type="float">
            <text:p>4,78</text:p>
          </table:table-cell>
          <table:table-cell table:formula="of:=[.$C5]*[.I$3]" office:value-type="float" office:value="216.97699890471" calcext:value-type="float">
            <text:p>216,98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float" office:value="190" calcext:value-type="float">
            <text:p>190,00</text:p>
          </table:table-cell>
          <table:table-cell table:formula="of:=[.B6]/[.B$3]" office:value-type="float" office:value="0.770759806904385" calcext:value-type="float">
            <text:p>0,77</text:p>
          </table:table-cell>
          <table:table-cell table:number-columns-repeated="3"/>
          <table:table-cell table:formula="of:=[.$C6]*[.G$3]" office:value-type="float" office:value="148.448338809785" calcext:value-type="float">
            <text:p>148,45</text:p>
          </table:table-cell>
          <table:table-cell table:formula="of:=[.$C6]*[.H$3]" office:value-type="float" office:value="4.32087947750598" calcext:value-type="float">
            <text:p>4,32</text:p>
          </table:table-cell>
          <table:table-cell table:formula="of:=[.$C6]*[.I$3]" office:value-type="float" office:value="196.312522818547" calcext:value-type="float">
            <text:p>196,31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12:59:19.967229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1:29:48.510512877</meta:creation-date>
    <meta:generator>LibreOffice/6.4.7.2$Linux_X86_64 LibreOffice_project/40$Build-2</meta:generator>
    <dc:date>2021-09-25T13:08:03.890668657</dc:date>
    <meta:editing-duration>PT1H3M50S</meta:editing-duration>
    <meta:editing-cycles>6</meta:editing-cycles>
    <meta:document-statistic meta:table-count="1" meta:cell-count="34" meta:object-count="0"/>
  </office:meta>
</office:document-meta>
</file>